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top="0.102cm" fo:margin-bottom="0.102cm" fo:text-align="start" style:justify-single-word="false"/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JO INTRODUCCION A LA PORGRAMACION<text:line-break/>actividad 1</text:p>
      <text:p text:style-name="P2"/>
      <text:p text:style-name="P3">-izquierda(3)</text:p>
      <text:p text:style-name="P3">-abajo(4)</text:p>
      <text:p text:style-name="P3">-derecha(1)</text:p>
      <text:p text:style-name="P3">-empuja(1)arriba</text:p>
      <text:p text:style-name="P3">-izquierda(1)</text:p>
      <text:p text:style-name="P3">-arriba(3)</text:p>
      <text:p text:style-name="P3">-derecha(2)</text:p>
      <text:p text:style-name="P3">-abajo(2)</text:p>
      <text:p text:style-name="P3">-empuja(1)izquierda</text:p>
      <text:p text:style-name="P3">-abajo(1)</text:p>
      <text:p text:style-name="P3">-izquierda(1)</text:p>
      <text:p text:style-name="P3">-empuja(2)arriba</text:p>
      <text:p text:style-name="P3">-abajo(1)</text:p>
      <text:p text:style-name="P3">-derecha(2)</text:p>
      <text:p text:style-name="P3">-arriba(2)</text:p>
      <text:p text:style-name="P3">-derecha(2)</text:p>
      <text:p text:style-name="P3">-abajo(2)</text:p>
      <text:p text:style-name="P3">-empuja(1)izquierda</text:p>
      <text:p text:style-name="P3">-abajo(1)</text:p>
      <text:p text:style-name="P3">-empuja(2)izquierda</text:p>
      <text:p text:style-name="P3">-derecha(1)</text:p>
      <text:p text:style-name="P3">-empuja(1)arriba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27T13:17:35.30</meta:creation-date>
    <meta:editing-duration>PT2H11M35S</meta:editing-duration>
    <meta:editing-cycles>2</meta:editing-cycles>
    <meta:generator>OpenOffice/4.1.7$Win32 OpenOffice.org_project/417m1$Build-9800</meta:generator>
    <meta:initial-creator>Carlos  Salinas</meta:initial-creator>
    <meta:document-statistic meta:table-count="0" meta:image-count="0" meta:object-count="0" meta:page-count="1" meta:paragraph-count="23" meta:word-count="29" meta:character-count="323"/>
    <dc:date>2020-08-27T15:44:14.92</dc:date>
    <dc:creator>Carlos  Salinas</dc:creator>
  </office:meta>
</office:document-meta>
</file>